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weight-asian="bold" style:font-weight-complex="bold"/>
    </style:style>
    <style:style style:name="T3" style:family="text">
      <style:text-properties officeooo:rsid="000ccb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етоды построения социодемографических профилей пользователей сети Интернет</text:p>
      <text:p text:style-name="Standard"/>
      <text:p text:style-name="Standard"><text:span text:style-name="T2">Аннотация</text:span>. Данная работа посвящена методам построения социо-демографических</text:p>
      <text:p text:style-name="Standard">профилей пользователей сети Интернет. </text:p>
      <text:p text:style-name="Standard">1. <text:span text:style-name="T2">Введение</text:span></text:p>
      <text:p text:style-name="Standard">Многие ресурсы в сети Интернет позволяют своим пользователям принимать</text:p>
      <text:p text:style-name="Standard">активное участие в создании контента. </text:p>
      <text:p text:style-name="Standard">Абсолютное большинство работ по определению пола, возраста и других</text:p>
      <text:p text:style-name="Standard">атрибутов основано на методах машинного обучения. Решение задачи</text:p>
      <text:p text:style-name="Standard">разбивается на несколько этапов:</text:p>
      <text:p text:style-name="Standard">1. сбор данных для построения модели</text:p>
      <text:p text:style-name="Standard">2. построение (обучение) модели</text:p>
      <text:p text:style-name="Standard">3. классификация с использованием полученной модели и оценка качества модели</text:p>
      <text:p text:style-name="Standard"><text:span text:style-name="T3">2</text:span>. <text:span text:style-name="T2">Данные</text:span></text:p>
      <text:p text:style-name="Standard">Наибольший интерес для исследователей представляют активно развивающиеся социальные сети, такие как Facebook, Twitter и другие.</text:p>
      <text:p text:style-name="P1"><text:span text:style-name="T3">2</text:span>.1 Сбор данных</text:p>
      <text:p text:style-name="Standard">3. <text:span text:style-name="T2">Методы, не использующие машинное обучение</text:span></text:p>
      <text:p text:style-name="Standard">Как правило, задачи определения демографических атрибутов пользователей</text:p>
      <text:p text:style-name="Standard">решаются с использованием методов машинного обучения. Но в некоторых</text:p>
      <text:p text:style-name="Standard">задачах высокая точность достигается и при использовании более простых</text:p>
      <text:p text:style-name="Standard">решени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09:03:19.604033222</meta:creation-date>
    <dc:date>2019-12-05T09:59:13.272125900</dc:date>
    <meta:editing-duration>PT35M4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127" meta:character-count="1025" meta:non-whitespace-character-count="916"/>
  </office:meta>
</office:document-meta>
</file>